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A5000001CA74CA1945F9847796.png" manifest:media-type="image/png"/>
  <manifest:file-entry manifest:full-path="Pictures/10000001000003EB000001C0A4261F30806C6600.png" manifest:media-type="image/png"/>
  <manifest:file-entry manifest:full-path="Pictures/10000001000003EB000001C005E8130F3320A7CB.png" manifest:media-type="image/png"/>
  <manifest:file-entry manifest:full-path="Pictures/100000010000034A000001A653463C847B77DFCD.png" manifest:media-type="image/png"/>
  <manifest:file-entry manifest:full-path="Pictures/100000010000055600000300D5C8710FE28DF893.png" manifest:media-type="image/png"/>
  <manifest:file-entry manifest:full-path="Pictures/100000010000055600000300CA53C0FF533AC9A2.png" manifest:media-type="image/png"/>
  <manifest:file-entry manifest:full-path="Pictures/10000001000003A5000001CA275788B0B37BB718.png" manifest:media-type="image/png"/>
  <manifest:file-entry manifest:full-path="Pictures/1000000100000556000003008F012415BEA1A16E.png" manifest:media-type="image/png"/>
  <manifest:file-entry manifest:full-path="Pictures/100000010000055600000300F6DC4C7F4606AE02.png" manifest:media-type="image/png"/>
  <manifest:file-entry manifest:full-path="Pictures/1000000100000356000001B6F4A4DB71011074D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3" draw:layer="layout" svg:width="25.27cm" svg:height="12.96cm" svg:x="1.4cm" svg:y="0.477cm">
          <draw:image xlink:href="Pictures/1000000100000356000001B6F4A4DB71011074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27.999cm" svg:height="15.741cm" svg:x="0.096cm" svg:y="0.11cm">
          <draw:image xlink:href="Pictures/1000000100000556000003008F012415BEA1A16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27.999cm" svg:height="15.741cm" svg:x="0.096cm" svg:y="0.11cm">
          <draw:image xlink:href="Pictures/100000010000055600000300CA53C0FF533AC9A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27.999cm" svg:height="15.741cm" svg:x="2.192cm" svg:y="0.525cm">
          <draw:image xlink:href="Pictures/100000010000055600000300D5C8710FE28DF89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27.999cm" svg:height="15.741cm" svg:x="2.192cm" svg:y="0.525cm">
          <draw:image xlink:href="Pictures/100000010000055600000300F6DC4C7F4606AE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26.61cm" svg:height="13.335cm" svg:x="1.279cm" svg:y="1.905cm">
          <draw:image xlink:href="Pictures/100000010000034A000001A653463C847B77DFC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29.381cm" svg:height="13.122cm" svg:x="0.062cm" svg:y="2.118cm">
          <draw:image xlink:href="Pictures/10000001000003EB000001C005E8130F3320A7C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27.807cm" svg:height="12.419cm" svg:x="0.133cm" svg:y="3.257cm">
          <draw:image xlink:href="Pictures/10000001000003EB000001C0A4261F30806C660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28.46cm" svg:height="13.97cm" svg:x="0.255cm" svg:y="1.27cm">
          <draw:image xlink:href="Pictures/10000001000003A5000001CA74CA1945F98477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29.754cm" svg:height="14.605cm" svg:x="-1.039cm" svg:y="0.635cm">
          <draw:image xlink:href="Pictures/10000001000003A5000001CA275788B0B37BB71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7T22:04:53.969989358</meta:creation-date>
    <dc:date>2024-09-02T22:09:28.300285557</dc:date>
    <meta:editing-duration>P5DT3H4M28S</meta:editing-duration>
    <meta:editing-cycles>14</meta:editing-cycles>
    <meta:generator>LibreOffice/7.3.7.2$Linux_X86_64 LibreOffice_project/30$Build-2</meta:generator>
    <meta:document-statistic meta:object-count="71"/>
  </office:meta>
</office:document-meta>
</file>